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2"/>
        <table:table-column table:style-name="co2" table:default-cell-style-name="ce3"/>
        <table:table-column table:style-name="co1" table:number-columns-repeated="2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CLOCAL</text:p>
          </table:table-cell>
          <table:covered-table-cell table:style-name="ce2"/>
          <table:covered-table-cell/>
          <table:covered-table-cell table:style-name="ce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N=7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=1000</text:p>
          </table:table-cell>
          <table:covered-table-cell table:style-name="ce2"/>
          <table:table-cell table:style-name="ce1" office:value-type="string" calcext:value-type="string">
            <text:p>N=700</text:p>
          </table:table-cell>
          <table:table-cell table:style-name="ce1" office:value-type="string" calcext:value-type="string">
            <text:p>N=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number-columns-repeated="2" table:style-name="ce1" office:value-type="string" calcext:value-type="string">
            <text:p>S(p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3455467" calcext:value-type="float">
            <text:p>1.183455467</text:p>
          </table:table-cell>
          <table:table-cell office:value-type="float" office:value="1" calcext:value-type="float">
            <text:p>1</text:p>
          </table:table-cell>
          <table:table-cell office:value-type="float" office:value="3.783424377" calcext:value-type="float">
            <text:p>3.783424377</text:p>
          </table:table-cell>
          <table:table-cell table:formula="of:=[.B4]/[.$B$4]" office:value-type="float" office:value="1" calcext:value-type="float">
            <text:p>1</text:p>
          </table:table-cell>
          <table:table-cell table:style-name="ce3" table:formula="of:=[.D4]/[.$D$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7049675" calcext:value-type="float">
            <text:p>0.637049675</text:p>
          </table:table-cell>
          <table:table-cell office:value-type="float" office:value="2" calcext:value-type="float">
            <text:p>2</text:p>
          </table:table-cell>
          <table:table-cell office:value-type="float" office:value="1.936449528" calcext:value-type="float">
            <text:p>1.936449528</text:p>
          </table:table-cell>
          <table:table-cell table:formula="of:=[.B5]/[.$B$4]" office:value-type="float" office:value="0.538296279635168" calcext:value-type="float">
            <text:p>0.5382962796</text:p>
          </table:table-cell>
          <table:table-cell table:style-name="ce3" table:formula="of:=[.D5]/[.$D$4]" office:value-type="float" office:value="0.51182456289386" calcext:value-type="float">
            <text:p>0.51182456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4125444" calcext:value-type="float">
            <text:p>0.444125444</text:p>
          </table:table-cell>
          <table:table-cell office:value-type="float" office:value="3" calcext:value-type="float">
            <text:p>3</text:p>
          </table:table-cell>
          <table:table-cell office:value-type="float" office:value="1.203666091" calcext:value-type="float">
            <text:p>1.203666091</text:p>
          </table:table-cell>
          <table:table-cell table:formula="of:=[.B6]/[.$B$4]" office:value-type="float" office:value="0.375278543539822" calcext:value-type="float">
            <text:p>0.3752785435</text:p>
          </table:table-cell>
          <table:table-cell table:style-name="ce3" table:formula="of:=[.D6]/[.$D$4]" office:value-type="float" office:value="0.318141971679747" calcext:value-type="float">
            <text:p>0.318141971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7039869" calcext:value-type="float">
            <text:p>0.357039869</text:p>
          </table:table-cell>
          <table:table-cell office:value-type="float" office:value="4" calcext:value-type="float">
            <text:p>4</text:p>
          </table:table-cell>
          <table:table-cell office:value-type="float" office:value="1.008397579" calcext:value-type="float">
            <text:p>1.008397579</text:p>
          </table:table-cell>
          <table:table-cell table:formula="of:=[.B7]/[.$B$4]" office:value-type="float" office:value="0.301692694787306" calcext:value-type="float">
            <text:p>0.3016926948</text:p>
          </table:table-cell>
          <table:table-cell table:style-name="ce3" table:formula="of:=[.D7]/[.$D$4]" office:value-type="float" office:value="0.266530391126673" calcext:value-type="float">
            <text:p>0.266530391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ATCGRID</text:p>
          </table:table-cell>
          <table:covered-table-cell table:style-name="ce2"/>
          <table:covered-table-cell/>
          <table:covered-table-cell table:style-name="ce2"/>
          <table:table-cell table:style-name="ce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N=700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N=1000</text:p>
          </table:table-cell>
          <table:covered-table-cell table:style-name="ce2"/>
          <table:table-cell table:style-name="ce1" office:value-type="string" calcext:value-type="string">
            <text:p>N=700</text:p>
          </table:table-cell>
          <table:table-cell table:style-name="ce1" office:value-type="string" calcext:value-type="string">
            <text:p>N=10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style-name="ce1" office:value-type="string" calcext:value-type="string">
            <text:p>N-Threads</text:p>
          </table:table-cell>
          <table:table-cell table:style-name="ce2" office:value-type="string" calcext:value-type="string">
            <text:p>t(seg)</text:p>
          </table:table-cell>
          <table:table-cell table:number-columns-repeated="2" table:style-name="ce1" office:value-type="string" calcext:value-type="string">
            <text:p>S(p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55952835" calcext:value-type="float">
            <text:p>3.255952835</text:p>
          </table:table-cell>
          <table:table-cell office:value-type="float" office:value="1" calcext:value-type="float">
            <text:p>1</text:p>
          </table:table-cell>
          <table:table-cell office:value-type="float" office:value="10.082369804" calcext:value-type="float">
            <text:p>10.082369804</text:p>
          </table:table-cell>
          <table:table-cell table:formula="of:=[.B11]/[.$B$11]" office:value-type="float" office:value="1" calcext:value-type="float">
            <text:p>1</text:p>
          </table:table-cell>
          <table:table-cell table:formula="of:=[.D11]/[.$D$1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5180211" calcext:value-type="float">
            <text:p>1.785180211</text:p>
          </table:table-cell>
          <table:table-cell office:value-type="float" office:value="2" calcext:value-type="float">
            <text:p>2</text:p>
          </table:table-cell>
          <table:table-cell office:value-type="float" office:value="5.196512699" calcext:value-type="float">
            <text:p>5.196512699</text:p>
          </table:table-cell>
          <table:table-cell table:formula="of:=[.B12]/[.$B$11]" office:value-type="float" office:value="0.548281962751466" calcext:value-type="float">
            <text:p>0.5482819628</text:p>
          </table:table-cell>
          <table:table-cell table:formula="of:=[.D12]/[.$D$11]" office:value-type="float" office:value="0.515405881753948" calcext:value-type="float">
            <text:p>0.515405881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9074249" calcext:value-type="float">
            <text:p>1.219074249</text:p>
          </table:table-cell>
          <table:table-cell office:value-type="float" office:value="3" calcext:value-type="float">
            <text:p>3</text:p>
          </table:table-cell>
          <table:table-cell office:value-type="float" office:value="3.613084316" calcext:value-type="float">
            <text:p>3.613084316</text:p>
          </table:table-cell>
          <table:table-cell table:formula="of:=[.B13]/[.$B$11]" office:value-type="float" office:value="0.374413976730716" calcext:value-type="float">
            <text:p>0.3744139767</text:p>
          </table:table-cell>
          <table:table-cell table:formula="of:=[.D13]/[.$D$11]" office:value-type="float" office:value="0.358356654857727" calcext:value-type="float">
            <text:p>0.358356654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2628284" calcext:value-type="float">
            <text:p>0.922628284</text:p>
          </table:table-cell>
          <table:table-cell office:value-type="float" office:value="4" calcext:value-type="float">
            <text:p>4</text:p>
          </table:table-cell>
          <table:table-cell office:value-type="float" office:value="2.785546064" calcext:value-type="float">
            <text:p>2.785546064</text:p>
          </table:table-cell>
          <table:table-cell table:formula="of:=[.B14]/[.$B$11]" office:value-type="float" office:value="0.283366599811327" calcext:value-type="float">
            <text:p>0.2833665998</text:p>
          </table:table-cell>
          <table:table-cell table:formula="of:=[.D14]/[.$D$11]" office:value-type="float" office:value="0.276278902495213" calcext:value-type="float">
            <text:p>0.276278902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500679" calcext:value-type="float">
            <text:p>0.75500679</text:p>
          </table:table-cell>
          <table:table-cell office:value-type="float" office:value="5" calcext:value-type="float">
            <text:p>5</text:p>
          </table:table-cell>
          <table:table-cell office:value-type="float" office:value="2.32814002" calcext:value-type="float">
            <text:p>2.32814002</text:p>
          </table:table-cell>
          <table:table-cell table:formula="of:=[.B15]/[.$B$11]" office:value-type="float" office:value="0.23188505124645" calcext:value-type="float">
            <text:p>0.2318850512</text:p>
          </table:table-cell>
          <table:table-cell table:formula="of:=[.D15]/[.$D$11]" office:value-type="float" office:value="0.23091198450947" calcext:value-type="float">
            <text:p>0.230911984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956646" calcext:value-type="float">
            <text:p>0.59956646</text:p>
          </table:table-cell>
          <table:table-cell office:value-type="float" office:value="6" calcext:value-type="float">
            <text:p>6</text:p>
          </table:table-cell>
          <table:table-cell office:value-type="float" office:value="2.014986277" calcext:value-type="float">
            <text:p>2.014986277</text:p>
          </table:table-cell>
          <table:table-cell table:formula="of:=[.B16]/[.$B$11]" office:value-type="float" office:value="0.184144700609584" calcext:value-type="float">
            <text:p>0.1841447006</text:p>
          </table:table-cell>
          <table:table-cell table:formula="of:=[.D16]/[.$D$11]" office:value-type="float" office:value="0.199852447011078" calcext:value-type="float">
            <text:p>0.199852447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0800948" calcext:value-type="float">
            <text:p>0.520800948</text:p>
          </table:table-cell>
          <table:table-cell office:value-type="float" office:value="7" calcext:value-type="float">
            <text:p>7</text:p>
          </table:table-cell>
          <table:table-cell office:value-type="float" office:value="1.672304749" calcext:value-type="float">
            <text:p>1.672304749</text:p>
          </table:table-cell>
          <table:table-cell table:formula="of:=[.B17]/[.$B$11]" office:value-type="float" office:value="0.159953468122028" calcext:value-type="float">
            <text:p>0.1599534681</text:p>
          </table:table-cell>
          <table:table-cell table:formula="of:=[.D17]/[.$D$11]" office:value-type="float" office:value="0.165864254288366" calcext:value-type="float">
            <text:p>0.165864254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0195692" calcext:value-type="float">
            <text:p>0.490195692</text:p>
          </table:table-cell>
          <table:table-cell office:value-type="float" office:value="8" calcext:value-type="float">
            <text:p>8</text:p>
          </table:table-cell>
          <table:table-cell office:value-type="float" office:value="1.469849348" calcext:value-type="float">
            <text:p>1.469849348</text:p>
          </table:table-cell>
          <table:table-cell table:formula="of:=[.B18]/[.$B$11]" office:value-type="float" office:value="0.150553683312185" calcext:value-type="float">
            <text:p>0.1505536833</text:p>
          </table:table-cell>
          <table:table-cell table:formula="of:=[.D18]/[.$D$11]" office:value-type="float" office:value="0.145784113911083" calcext:value-type="float">
            <text:p>0.145784113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5449063" calcext:value-type="float">
            <text:p>0.405449063</text:p>
          </table:table-cell>
          <table:table-cell office:value-type="float" office:value="9" calcext:value-type="float">
            <text:p>9</text:p>
          </table:table-cell>
          <table:table-cell office:value-type="float" office:value="1.289103746" calcext:value-type="float">
            <text:p>1.289103746</text:p>
          </table:table-cell>
          <table:table-cell table:formula="of:=[.B19]/[.$B$11]" office:value-type="float" office:value="0.124525471819373" calcext:value-type="float">
            <text:p>0.1245254718</text:p>
          </table:table-cell>
          <table:table-cell table:formula="of:=[.D19]/[.$D$11]" office:value-type="float" office:value="0.12785721720786" calcext:value-type="float">
            <text:p>0.127857217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3065492" calcext:value-type="float">
            <text:p>0.383065492</text:p>
          </table:table-cell>
          <table:table-cell office:value-type="float" office:value="10" calcext:value-type="float">
            <text:p>10</text:p>
          </table:table-cell>
          <table:table-cell office:value-type="float" office:value="1.165941238" calcext:value-type="float">
            <text:p>1.165941238</text:p>
          </table:table-cell>
          <table:table-cell table:formula="of:=[.B20]/[.$B$11]" office:value-type="float" office:value="0.117650811118092" calcext:value-type="float">
            <text:p>0.1176508111</text:p>
          </table:table-cell>
          <table:table-cell table:formula="of:=[.D20]/[.$D$11]" office:value-type="float" office:value="0.115641586320057" calcext:value-type="float">
            <text:p>0.115641586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7826142" calcext:value-type="float">
            <text:p>0.327826142</text:p>
          </table:table-cell>
          <table:table-cell office:value-type="float" office:value="11" calcext:value-type="float">
            <text:p>11</text:p>
          </table:table-cell>
          <table:table-cell office:value-type="float" office:value="1.061765671" calcext:value-type="float">
            <text:p>1.061765671</text:p>
          </table:table-cell>
          <table:table-cell table:formula="of:=[.B21]/[.$B$11]" office:value-type="float" office:value="0.100685163026939" calcext:value-type="float">
            <text:p>0.100685163</text:p>
          </table:table-cell>
          <table:table-cell table:formula="of:=[.D21]/[.$D$11]" office:value-type="float" office:value="0.105309137796033" calcext:value-type="float">
            <text:p>0.105309137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5080354" calcext:value-type="float">
            <text:p>0.305080354</text:p>
          </table:table-cell>
          <table:table-cell office:value-type="float" office:value="12" calcext:value-type="float">
            <text:p>12</text:p>
          </table:table-cell>
          <table:table-cell office:value-type="float" office:value="1.449461222" calcext:value-type="float">
            <text:p>1.449461222</text:p>
          </table:table-cell>
          <table:table-cell table:formula="of:=[.B22]/[.$B$11]" office:value-type="float" office:value="0.0936992547068023" calcext:value-type="float">
            <text:p>0.0936992547</text:p>
          </table:table-cell>
          <table:table-cell table:formula="of:=[.D22]/[.$D$11]" office:value-type="float" office:value="0.14376195777157" calcext:value-type="float">
            <text:p>0.143761957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8:35:27.052862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0:46:55.896633467</meta:creation-date>
    <dc:date>2018-05-09T19:26:35.479041444</dc:date>
    <meta:editing-duration>PT33M53S</meta:editing-duration>
    <meta:editing-cycles>6</meta:editing-cycles>
    <meta:generator>LibreOffice/5.1.6.2$Linux_X86_64 LibreOffice_project/10m0$Build-2</meta:generator>
    <meta:document-statistic meta:table-count="1" meta:cell-count="118" meta:object-count="0"/>
  </office:meta>
</office:document-meta>
</file>